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6.055cm" fo:margin-left="-0.199cm" table:align="left" style:writing-mode="lr-tb"/>
    </style:style>
    <style:style style:name="Table1.A" style:family="table-column">
      <style:table-column-properties style:column-width="6.223cm"/>
    </style:style>
    <style:style style:name="Table1.B" style:family="table-column">
      <style:table-column-properties style:column-width="9.8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055cm" fo:margin-left="-0.199cm" table:align="left" style:writing-mode="lr-tb"/>
    </style:style>
    <style:style style:name="Table2.A" style:family="table-column">
      <style:table-column-properties style:column-width="6.223cm"/>
    </style:style>
    <style:style style:name="Table2.B" style:family="table-column">
      <style:table-column-properties style:column-width="9.83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3.563cm" fo:margin-left="-0.199cm" table:align="left" style:writing-mode="lr-tb"/>
    </style:style>
    <style:style style:name="Table3.A" style:family="table-column">
      <style:table-column-properties style:column-width="0.921cm"/>
    </style:style>
    <style:style style:name="Table3.B" style:family="table-column">
      <style:table-column-properties style:column-width="2.64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9.92cm" fo:margin-left="-0.199cm" table:align="left" style:writing-mode="lr-tb"/>
    </style:style>
    <style:style style:name="Table4.A" style:family="table-column">
      <style:table-column-properties style:column-width="1.397cm"/>
    </style:style>
    <style:style style:name="Table4.B" style:family="table-column">
      <style:table-column-properties style:column-width="8.52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913cm" fo:margin-left="-0.199cm" table:align="left" style:writing-mode="lr-tb"/>
    </style:style>
    <style:style style:name="Table5.A" style:family="table-column">
      <style:table-column-properties style:column-width="3.438cm"/>
    </style:style>
    <style:style style:name="Table5.B" style:family="table-column">
      <style:table-column-properties style:column-width="9.47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4.81cm" fo:margin-left="-0.199cm" table:align="left" style:writing-mode="lr-tb"/>
    </style:style>
    <style:style style:name="Table6.A" style:family="table-column">
      <style:table-column-properties style:column-width="3.09cm"/>
    </style:style>
    <style:style style:name="Table6.B" style:family="table-column">
      <style:table-column-properties style:column-width="11.71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131cm" fo:margin-left="-0.199cm" table:align="left" style:writing-mode="lr-tb"/>
    </style:style>
    <style:style style:name="Table7.A" style:family="table-column">
      <style:table-column-properties style:column-width="6.096cm"/>
    </style:style>
    <style:style style:name="Table7.B" style:family="table-column">
      <style:table-column-properties style:column-width="9.03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8.707cm" fo:margin-left="-0.199cm" table:align="left" style:writing-mode="lr-tb"/>
    </style:style>
    <style:style style:name="Table8.A" style:family="table-column">
      <style:table-column-properties style:column-width="2.757cm"/>
    </style:style>
    <style:style style:name="Table8.B" style:family="table-column">
      <style:table-column-properties style:column-width="5.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WW8Num9">
      <style:text-properties fo:font-size="12pt" style:font-size-asian="12pt" style:font-size-complex="12pt"/>
    </style:style>
    <style:style style:name="P4" style:family="paragraph" style:parent-style-name="Standard" style:list-style-name="WW8Num11"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style:font-name="Courier New" style:font-name-complex="Courier New"/>
    </style:style>
    <style:style style:name="P8" style:family="paragraph" style:parent-style-name="Standard">
      <style:text-properties style:font-name="Courier New" style:font-name-asian="Courier New" style:font-name-complex="Courier New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WW8Num11"/>
    <style:style style:name="P1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WW8Num13"/>
    <style:style style:name="P13" style:family="paragraph" style:parent-style-name="Standard" style:list-style-name="WW8Num9"/>
    <style:style style:name="P14" style:family="paragraph" style:parent-style-name="Standard" style:list-style-name="L1">
      <style:paragraph-properties fo:background-color="#ffffff" style:text-autospace="ideograph-alpha" style:punctuation-wrap="hanging" style:vertical-align="auto">
        <style:background-image/>
      </style:paragraph-properties>
    </style:style>
    <style:style style:name="P15" style:family="paragraph" style:parent-style-name="Standard">
      <style:paragraph-properties fo:margin-left="5.08cm" fo:margin-right="0cm" fo:text-indent="1.27cm" style:auto-text-indent="false"/>
      <style:text-properties fo:font-size="12pt" style:font-size-asian="12pt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font-size="12pt" style:font-size-asian="12pt"/>
    </style:style>
    <style:style style:name="P18" style:family="paragraph" style:parent-style-name="Standard">
      <style:paragraph-properties fo:background-color="#cccccc" fo:padding-left="0cm" fo:padding-right="0cm" fo:padding-top="0.035cm" fo:padding-bottom="0.035cm" fo:border-left="none" fo:border-right="none" fo:border-top="0.51pt solid #000000" fo:border-bottom="0.51pt solid #000000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background-color="#cccccc" fo:padding-left="0cm" fo:padding-right="0cm" fo:padding-top="0.035cm" fo:padding-bottom="0.035cm" fo:border-left="none" fo:border-right="none" fo:border-top="0.51pt solid #000000" fo:border-bottom="0.51pt solid #000000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Heading_20_2">
      <style:text-properties style:font-name="Times New Roman" fo:font-size="18pt" fo:font-style="normal" style:font-size-asian="18pt" style:font-style-asian="normal" style:font-name-complex="Times New Roman" style:font-size-complex="18pt"/>
    </style:style>
    <style:style style:name="P22" style:family="paragraph" style:parent-style-name="HTML_20_Preformatted">
      <style:text-properties fo:color="#000000"/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style:font-name-asian="Courier New"/>
    </style:style>
    <style:style style:name="T7" style:family="text">
      <style:text-properties style:font-name="Times New Roman" fo:font-size="18pt" fo:font-style="normal" style:font-size-asian="18pt" style:font-style-asian="normal" style:font-name-complex="Times New Roman" style:font-size-complex="18pt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Stream I/O</text:span></text:p>
      <text:p text:style-name="P1"/>
      <text:p text:style-name="Standard"><text:span text:style-name="T2">The C++ language itself does not include any input or output facilities. <text:s/>Hence we must use the preprocessor command # include&lt;iostream&gt; in every program that uses input or output. <text:s/>The advantage of handling input and output using libraries is that it is easier to make the language “platform independent” meaning programs written on a PC are likely to work on a Mac or a Sun Workstation. <text:s/>The iostream classes view the flow of data between a program and a device as a stream or a sequence of bytes. <text:s/>If your program is the source of the data stream, then the destination may be the screen or a file. <text:s/>If the stream is reversed, data can come from the keyboard or a file and be poured into your programs variables. <text:s/>Since writing data to a disk or to the screen is time intensive, the iostream classes provide a buffering capability in which data written to the stream, but is not written to the disk immediately. <text:s/>Instead, the stream’s buffer fills and when it is full, the data is written to the disk all at once. <text:s/>The I/O library contains the following class hierarchies for streams.</text:span></text:p>
      <text:p text:style-name="P1"/>
      <text:p text:style-name="P22"><text:span text:style-name="T6"><text:s text:c="19"/></text:span>ios_base</text:p>
      <text:p text:style-name="P22"><text:span text:style-name="T6"><text:s text:c="21"/></text:span>ios</text:p>
      <text:p text:style-name="P22"><text:span text:style-name="T6"><text:s text:c="22"/></text:span>/\</text:p>
      <text:p text:style-name="P22"><text:span text:style-name="T6"><text:s text:c="21"/></text:span>/ <text:s/>\</text:p>
      <text:p text:style-name="P22"><text:span text:style-name="T6"><text:s text:c="20"/></text:span>/ <text:s text:c="3"/>\</text:p>
      <text:p text:style-name="P22"><text:span text:style-name="T6"><text:s text:c="15"/></text:span>istream <text:s text:c="2"/>ostream</text:p>
      <text:p text:style-name="P22"><text:span text:style-name="T6"><text:s text:c="14"/></text:span>/ <text:s text:c="3"/>| <text:s/>\ / <text:s/>| <text:s text:c="3"/>\</text:p>
      <text:p text:style-name="P22"><text:span text:style-name="T6"><text:s text:c="13"/></text:span>/ <text:s text:c="4"/>| <text:s text:c="2"/>| <text:s text:c="2"/>| <text:s text:c="4"/>\</text:p>
      <text:p text:style-name="P22"><text:span text:style-name="T6"><text:s text:c="12"/></text:span>/ <text:s text:c="4"/>/ <text:s text:c="3"/>| <text:s text:c="3"/>\ <text:s text:c="4"/>\</text:p>
      <text:p text:style-name="P22"><text:span text:style-name="T6"><text:s text:c="11"/></text:span>/ <text:s text:c="4"/>/ <text:s text:c="4"/>| <text:s text:c="4"/>\ <text:s text:c="4"/>\</text:p>
      <text:p text:style-name="P22"><text:span text:style-name="T6"><text:s text:c="10"/></text:span>/ <text:s text:c="4"/>/ <text:s text:c="5"/>| <text:s text:c="5"/>\ <text:s text:c="4"/>\</text:p>
      <text:p text:style-name="P22"><text:span text:style-name="T6"><text:s text:c="3"/></text:span>istring ifstream iostream ofstream ostring</text:p>
      <text:p text:style-name="P22"><text:span text:style-name="T6"><text:s text:c="3"/></text:span>stream <text:s text:c="12"/>/\ <text:s text:c="14"/>stream</text:p>
      <text:p text:style-name="P22"><text:span text:style-name="T6"><text:s text:c="21"/></text:span>/ <text:s/>\</text:p>
      <text:p text:style-name="HTML_20_Preformatted"><text:span text:style-name="T6"><text:s text:c="15"/></text:span>fstream <text:s/>stringstream</text:p>
      <text:h text:style-name="P21" text:outline-level="2">Stream I/O Library Header Files</text:h>
      <text:p text:style-name="Standard"/>
      <text:p text:style-name="Standard"><text:span text:style-name="T2">Use the following list to determine which header files need to be included in your program to accomplish specific input/output tasks.</text:span></text:p>
      <text:p text:style-name="P1"/>
      <text:list xml:id="list5964146508667790259" text:style-name="L1">
        <text:list-item>
          <text:p text:style-name="P14"><text:span text:style-name="T2">iostream – input to the keyboard and output to the screen. </text:span></text:p>
        </text:list-item>
        <text:list-item>
          <text:p text:style-name="P14"><text:span text:style-name="T2">iomanip – formatting input and output.</text:span></text:p>
        </text:list-item>
        <text:list-item>
          <text:p text:style-name="P14"><text:span text:style-name="T2">fstream – input and output to files. </text:span></text:p>
        </text:list-item>
        <text:list-item>
          <text:p text:style-name="P14"><text:span text:style-name="T2">strstream – input and output to strings in memory,</text:span></text:p>
        </text:list-item>
      </text:list>
      <text:h text:style-name="Heading_20_2" text:outline-level="2"><text:span text:style-name="T7">Standard I/O streams</text:span></text:h>
      <text:p text:style-name="P1"/>
      <text:p text:style-name="Standard"><text:span text:style-name="T2">When a C++ program that includes the iostream classes starts, the following four objects are created and initialized. <text:s/>Each object has operators and methods that can be used to facilitate the input/output process. <text:line-break/></text:span><text:line-break/><text:soft-page-break/><text:span text:style-name="Heading_20_3_20_Char_20_Char_20_Char_20_Char_20_Char"><text:span text:style-name="T8">cin</text:span></text:span><text:span text:style-name="Heading_20_3_20_Char_20_Char_20_Char_20_Char_20_Char"><text:span text:style-name="T9"><text:line-break/></text:span></text:span></text:p>
      <text:p text:style-name="Standard"><text:span text:style-name="T3">The purpose of cin is to handle input </text:span><text:span text:style-name="T2">from the standard input (keyboard). <text:s/>Note that cin overloads the extraction operator (&gt;&gt;). <text:s/>When using the extraction operator we observe that it skips white space characters such as blanks, tabs and new lines to search for the next input.</text:span></text:p>
      <text:p text:style-name="P1"/>
      <text:p text:style-name="Standard"><text:span text:style-name="T4">Example: </text:span><text:span text:style-name="T2"><text:s/>Extraction operator skips over white space. <text:s/><text:line-break/>Note all of the following inputs are acceptable to the program below <text:line-break/>input (1) 2 3.4 5.6<text:tab/><text:tab/></text:span></text:p>
      <text:p text:style-name="P1">input (2) 2<text:tab/>3.4<text:tab/>5.6<text:line-break/>input (3) 2</text:p>
      <text:p text:style-name="P1"><text:tab/> <text:s/>3.4</text:p>
      <text:p text:style-name="P1"><text:tab/> <text:s/>5.6 </text:p>
      <text:p text:style-name="P1">In the first input the numbers are separated by commas, in the second they are separated by tabs and in the third they are separated by new lines. <text:s/>In all cases cin skips over the white space to find the next input. <text:s/></text:p>
      <text:p text:style-name="P1"/>
      <text:p text:style-name="P7"># include&lt;iostream&gt;</text:p>
      <text:p text:style-name="P7">using namespace std;</text:p>
      <text:p text:style-name="P7"/>
      <text:p text:style-name="P7">int main( )</text:p>
      <text:p text:style-name="P7">{</text:p>
      <text:p text:style-name="P7"><text:tab/>int n;</text:p>
      <text:p text:style-name="P7"><text:tab/>float x;</text:p>
      <text:p text:style-name="P7"><text:tab/>double y;</text:p>
      <text:p text:style-name="P7"/>
      <text:p text:style-name="P7"><text:tab/>cin &gt;&gt; n &gt;&gt; x &gt;&gt; y;</text:p>
      <text:p text:style-name="P7"><text:tab/>cout &lt;&lt; "n = " &lt;&lt; n &lt;&lt; " x = " &lt;&lt; x &lt;&lt; " y = " &lt;&lt; y &lt;&lt; endl;</text:p>
      <text:p text:style-name="P7"><text:tab/></text:p>
      <text:p text:style-name="P7"><text:tab/>return 0;</text:p>
      <text:p text:style-name="P7">}</text:p>
      <text:p text:style-name="P1"/>
      <text:p text:style-name="Standard"><text:span text:style-name="T2">In addition to overloading the extraction operator &gt;&gt;, cin has several additional methods as shown in the table below. <text:s/>In general the extraction operator is easier to use and should be used whenever possible. <text:s/>In some situations when you need to examine every character including white space, these additional methods provide the needed flexibility.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Standard"><text:span text:style-name="T4">cin method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>get(character-variable)</text:p>
          </table:table-cell>
          <table:table-cell table:style-name="Table1.B2" office:value-type="string">
            <text:p text:style-name="P1">Extracts the next character from the character stream.</text:p>
          </table:table-cell>
        </table:table-row>
        <table:table-row table:style-name="Table1.1">
          <table:table-cell table:style-name="Table1.A3" office:value-type="string">
            <text:p text:style-name="P1">getline(string-variable, int n , ‘\n’)</text:p>
          </table:table-cell>
          <table:table-cell table:style-name="Table1.B3" office:value-type="string">
            <text:p text:style-name="P1">Extract characters from the input stream until n-1 characters are read or a new line is encountered.<text:tab/></text:p>
          </table:table-cell>
        </table:table-row>
        <table:table-row table:style-name="Table1.1">
          <table:table-cell table:style-name="Table1.A4" office:value-type="string">
            <text:p text:style-name="P1">peek(character-variable)</text:p>
          </table:table-cell>
          <table:table-cell table:style-name="Table1.B4" office:value-type="string">
            <text:p text:style-name="P1">Return the next character in the input stream without extracting it from the stream.</text:p>
          </table:table-cell>
        </table:table-row>
        <table:table-row table:style-name="Table1.1">
          <table:table-cell table:style-name="Table1.A5" office:value-type="string">
            <text:p text:style-name="P1">putback(character expression)</text:p>
          </table:table-cell>
          <table:table-cell table:style-name="Table1.B5" office:value-type="string">
            <text:p text:style-name="P1">Put a character onto the input stream without altering data in the file.</text:p>
          </table:table-cell>
        </table:table-row>
        <table:table-row table:style-name="Table1.1">
          <table:table-cell table:style-name="Table1.A6" office:value-type="string">
            <text:p text:style-name="P1">ignore(n)</text:p>
          </table:table-cell>
          <table:table-cell table:style-name="Table1.B6" office:value-type="string">
            <text:p text:style-name="P1">Skip over the next n characters.</text:p>
          </table:table-cell>
        </table:table-row>
      </table:table>
      <text:p text:style-name="Standard"/>
      <text:p text:style-name="Standard"><text:soft-page-break/><text:span text:style-name="T4">Example:</text:span><text:span text:style-name="T2"> <text:s/>Use the getline method to read in a line up to 79 characters including white space. <text:s/>Note the difference in behavior between the extraction operator and the getline method when the input line contains white space.</text:span></text:p>
      <text:p text:style-name="P1"/>
      <text:p text:style-name="P7"># include&lt;iostream&gt;</text:p>
      <text:p text:style-name="P7"># include&lt;string&gt;</text:p>
      <text:p text:style-name="P7">using namespace std;</text:p>
      <text:p text:style-name="P7"/>
      <text:p text:style-name="P7">int main( )</text:p>
      <text:p text:style-name="P7">{</text:p>
      <text:p text:style-name="P7"><text:tab/>char c1[80];</text:p>
      <text:p text:style-name="P7"><text:tab/>char c2[80];</text:p>
      <text:p text:style-name="P7"/>
      <text:p text:style-name="P7"><text:tab/>cin.getline(c2,80);</text:p>
      <text:p text:style-name="P7"><text:tab/>cout &lt;&lt; c2 &lt;&lt; endl;</text:p>
      <text:p text:style-name="P7"><text:tab/>cin &gt;&gt; c1;</text:p>
      <text:p text:style-name="P7"><text:tab/>cout &lt;&lt; c1 &lt;&lt; endl;</text:p>
      <text:p text:style-name="P7"><text:tab/></text:p>
      <text:p text:style-name="P7"><text:tab/>return 0;</text:p>
      <text:p text:style-name="P7">}</text:p>
      <text:p text:style-name="P7"/>
      <text:p text:style-name="Standard"><text:span text:style-name="T4">Example:</text:span><text:span text:style-name="T2"> <text:s/>The following program accepts a phrase, converts lowercase ‘a’ to uppercase and ignores the lowercase ‘b’.<text:tab/></text:span></text:p>
      <text:p text:style-name="P1"/>
      <text:p text:style-name="P7"># include&lt;iostream&gt;</text:p>
      <text:p text:style-name="P7">using namespace std;</text:p>
      <text:p text:style-name="P7"/>
      <text:p text:style-name="P7">int main( )</text:p>
      <text:p text:style-name="P7">{</text:p>
      <text:p text:style-name="P7"><text:tab/>char c;</text:p>
      <text:p text:style-name="P7"><text:tab/>cout &lt;&lt; "enter a phrase: ";</text:p>
      <text:p text:style-name="P7"><text:tab/>while (cin.get(c))</text:p>
      <text:p text:style-name="P7"><text:tab/>{</text:p>
      <text:p text:style-name="P7"><text:tab/><text:tab/>if (c == 'a')</text:p>
      <text:p text:style-name="P7"><text:tab/><text:tab/><text:tab/>cin.putback('A');</text:p>
      <text:p text:style-name="P7"><text:tab/><text:tab/>else</text:p>
      <text:p text:style-name="P7"><text:tab/><text:tab/><text:tab/>cout &lt;&lt; c;</text:p>
      <text:p text:style-name="P7"><text:tab/><text:tab/>while (cin.peek( ) == 'b')</text:p>
      <text:p text:style-name="P7"><text:tab/><text:tab/><text:tab/>cin.ignore(1,'b');</text:p>
      <text:p text:style-name="P7"><text:tab/>}</text:p>
      <text:p text:style-name="P7"/>
      <text:p text:style-name="P7"><text:tab/>return 0;</text:p>
      <text:p text:style-name="P7">}</text:p>
      <text:p text:style-name="P15"><text:tab/><text:tab/></text:p>
      <text:p text:style-name="Standard"><text:span text:style-name="Heading_20_3_20_Char_20_Char_20_Char_20_Char_20_Char"><text:span text:style-name="T8">cout</text:span></text:span></text:p>
      <text:p text:style-name="P1"/>
      <text:p text:style-name="Standard"><text:span text:style-name="T2">The purpose of cout is to handles output to the standard output (screen). <text:s/>Note that cout overloads the insertion operator (&lt;&lt;) and has some additional functions as shown in the following table. <text:s/>The insertion operator should be used whenever possible and the other operators should be used as needed.</text:span>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Standard"><text:span text:style-name="T4">cout methods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">put(char)</text:p>
          </table:table-cell>
          <table:table-cell table:style-name="Table2.B2" office:value-type="string">
            <text:p text:style-name="P1">Insert a character into the character stream.</text:p>
          </table:table-cell>
        </table:table-row>
        <text:soft-page-break/>
        <table:table-row table:style-name="Table2.1">
          <table:table-cell table:style-name="Table2.A3" office:value-type="string">
            <text:p text:style-name="P1">write(string, int n)</text:p>
          </table:table-cell>
          <table:table-cell table:style-name="Table2.B3" office:value-type="string">
            <text:p text:style-name="P1">Works the same as the extraction operator except</text:p>
            <text:p text:style-name="P1">it takes a parameter that tells the function the maximum number of character to write.</text:p>
          </table:table-cell>
        </table:table-row>
      </table:table>
      <text:p text:style-name="P1"/>
      <text:p text:style-name="Standard"><text:span text:style-name="T4">Example:</text:span><text:span text:style-name="T2"> <text:s/>Using additional methods available to cout.<text:line-break/></text:span></text:p>
      <text:p text:style-name="P7"># include&lt;iostream&gt;</text:p>
      <text:p text:style-name="P7">using namespace std;</text:p>
      <text:p text:style-name="P7"/>
      <text:p text:style-name="P7">int main( )</text:p>
      <text:p text:style-name="P7">{</text:p>
      <text:p text:style-name="P7"><text:tab/>cout.put('a');</text:p>
      <text:p text:style-name="P7"><text:tab/>cout &lt;&lt; endl;</text:p>
      <text:p text:style-name="P7"><text:tab/>cout.write("Hello world, I'm home.", 10);</text:p>
      <text:p text:style-name="P7"><text:tab/>cout &lt;&lt; endl;</text:p>
      <text:p text:style-name="P7"><text:tab/>return 0;</text:p>
      <text:p text:style-name="Standard"><text:span text:style-name="T11">}<text:line-break/></text:span></text:p>
      <text:p text:style-name="P9">cerr</text:p>
      <text:p text:style-name="P1"/>
      <text:p text:style-name="P1">The purpose of cerr is to handle unbuffered output to the standard error device (screen). <text:s/>The output is unbuffered since everything sent to cerr is written to the standard error device immediately without waiting for a buffer to fill.<text:line-break/></text:p>
      <text:p text:style-name="Standard"><text:span text:style-name="T10">clog</text:span><text:span text:style-name="T13"><text:tab/></text:span><text:span text:style-name="T2"><text:tab/></text:span></text:p>
      <text:p text:style-name="P1"><text:tab/><text:tab/><text:tab/><text:tab/></text:p>
      <text:p text:style-name="Standard"><text:span text:style-name="T2">The purpose of clog is to handle buffered error messages to the standard error device, the screen. <text:s/>The messages are often redirected to a log file.</text:span></text:p>
      <text:h text:style-name="P21" text:outline-level="2">Manipulate output</text:h>
      <text:p text:style-name="P1"/>
      <text:p text:style-name="Standard"><text:span text:style-name="T2">To format the output in C++ use a combination of escape sequences, output manipulators and flags. <text:s/>Many of these formatting tools require us to include the iomanip header file.</text:span>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">Escape sequence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">\n</text:p>
          </table:table-cell>
          <table:table-cell table:style-name="Table3.B2" office:value-type="string">
            <text:p text:style-name="P1">new line</text:p>
          </table:table-cell>
        </table:table-row>
        <table:table-row table:style-name="Table3.1">
          <table:table-cell table:style-name="Table3.A3" office:value-type="string">
            <text:p text:style-name="P1">\t</text:p>
          </table:table-cell>
          <table:table-cell table:style-name="Table3.B3" office:value-type="string">
            <text:p text:style-name="P1">tab</text:p>
          </table:table-cell>
        </table:table-row>
        <table:table-row table:style-name="Table3.1">
          <table:table-cell table:style-name="Table3.A4" office:value-type="string">
            <text:p text:style-name="P1">\\</text:p>
          </table:table-cell>
          <table:table-cell table:style-name="Table3.B4" office:value-type="string">
            <text:p text:style-name="P1">backslash</text:p>
          </table:table-cell>
        </table:table-row>
        <table:table-row table:style-name="Table3.1">
          <table:table-cell table:style-name="Table3.A5" office:value-type="string">
            <text:p text:style-name="P1">\a</text:p>
          </table:table-cell>
          <table:table-cell table:style-name="Table3.B5" office:value-type="string">
            <text:p text:style-name="P1">alarm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Standard"><text:span text:style-name="T4">Manipulators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">flush</text:p>
          </table:table-cell>
          <table:table-cell table:style-name="Table4.B2" office:value-type="string">
            <text:p text:style-name="P1">flushes the output buffer</text:p>
          </table:table-cell>
        </table:table-row>
        <table:table-row table:style-name="Table4.1">
          <table:table-cell table:style-name="Table4.A3" office:value-type="string">
            <text:p text:style-name="P1">endl</text:p>
          </table:table-cell>
          <table:table-cell table:style-name="Table4.B3" office:value-type="string">
            <text:p text:style-name="P1">flushes the output buffer and inserts a new line</text:p>
          </table:table-cell>
        </table:table-row>
        <table:table-row table:style-name="Table4.1">
          <table:table-cell table:style-name="Table4.A4" office:value-type="string">
            <text:p text:style-name="P1">oct</text:p>
          </table:table-cell>
          <table:table-cell table:style-name="Table4.B4" office:value-type="string">
            <text:p text:style-name="P1">sets the output base to octal</text:p>
          </table:table-cell>
        </table:table-row>
        <table:table-row table:style-name="Table4.1">
          <table:table-cell table:style-name="Table4.A5" office:value-type="string">
            <text:p text:style-name="P1">dec</text:p>
          </table:table-cell>
          <table:table-cell table:style-name="Table4.B5" office:value-type="string">
            <text:p text:style-name="P1">sets the output base to decimal</text:p>
          </table:table-cell>
        </table:table-row>
        <table:table-row table:style-name="Table4.1">
          <table:table-cell table:style-name="Table4.A6" office:value-type="string">
            <text:p text:style-name="P1">hex</text:p>
          </table:table-cell>
          <table:table-cell table:style-name="Table4.B6" office:value-type="string">
            <text:p text:style-name="P1">sets the output base to hexadecimal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Standard"><text:span text:style-name="T4">Parameterized Manipulators</text:span></text:p>
          </table:table-cell>
          <table:covered-table-cell/>
        </table:table-row>
        <text:soft-page-break/>
        <table:table-row table:style-name="Table5.1">
          <table:table-cell table:style-name="Table5.A2" office:value-type="string">
            <text:p text:style-name="P1">setbase(base)</text:p>
          </table:table-cell>
          <table:table-cell table:style-name="Table5.B2" office:value-type="string">
            <text:p text:style-name="P1">sets the output base (10=decimal, 8=octal, 16 = hex)</text:p>
          </table:table-cell>
        </table:table-row>
        <table:table-row table:style-name="Table5.1">
          <table:table-cell table:style-name="Table5.A3" office:value-type="string">
            <text:p text:style-name="P1">setw(width)</text:p>
          </table:table-cell>
          <table:table-cell table:style-name="Table5.B3" office:value-type="string">
            <text:p text:style-name="P1">sets minimum output field width</text:p>
          </table:table-cell>
        </table:table-row>
        <table:table-row table:style-name="Table5.1">
          <table:table-cell table:style-name="Table5.A4" office:value-type="string">
            <text:p text:style-name="P1">setfill(char)</text:p>
          </table:table-cell>
          <table:table-cell table:style-name="Table5.B4" office:value-type="string">
            <text:p text:style-name="P1">sets the fill character to be used when width is set.</text:p>
          </table:table-cell>
        </table:table-row>
        <table:table-row table:style-name="Table5.1">
          <table:table-cell table:style-name="Table5.A5" office:value-type="string">
            <text:p text:style-name="P1">setprecision(n)</text:p>
          </table:table-cell>
          <table:table-cell table:style-name="Table5.B5" office:value-type="string">
            <text:p text:style-name="P1">sets the precision for floating point numbers.</text:p>
          </table:table-cell>
        </table:table-row>
        <table:table-row table:style-name="Table5.1">
          <table:table-cell table:style-name="Table5.A6" office:value-type="string">
            <text:p text:style-name="P1">setiosflags(flag)</text:p>
          </table:table-cell>
          <table:table-cell table:style-name="Table5.B6" office:value-type="string">
            <text:p text:style-name="P1">sets one or more of the ios flags shown below</text:p>
          </table:table-cell>
        </table:table-row>
        <table:table-row table:style-name="Table5.1">
          <table:table-cell table:style-name="Table5.A7" office:value-type="string">
            <text:p text:style-name="P1">resetiosflags(flag)</text:p>
          </table:table-cell>
          <table:table-cell table:style-name="Table5.B7" office:value-type="string">
            <text:p text:style-name="P1">resets one or more ios flags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">Flags (used with setiosflags and resetiosflags manipulators)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">ios::left</text:p>
          </table:table-cell>
          <table:table-cell table:style-name="Table6.B2" office:value-type="string">
            <text:p text:style-name="P1">left justifies output in specified width.</text:p>
          </table:table-cell>
        </table:table-row>
        <table:table-row table:style-name="Table6.1">
          <table:table-cell table:style-name="Table6.A3" office:value-type="string">
            <text:p text:style-name="P1">ios::right</text:p>
          </table:table-cell>
          <table:table-cell table:style-name="Table6.B3" office:value-type="string">
            <text:p text:style-name="P1">right justifies output in specified width.</text:p>
          </table:table-cell>
        </table:table-row>
        <table:table-row table:style-name="Table6.1">
          <table:table-cell table:style-name="Table6.A4" office:value-type="string">
            <text:p text:style-name="P1">ios:decimal</text:p>
          </table:table-cell>
          <table:table-cell table:style-name="Table6.B4" office:value-type="string">
            <text:p text:style-name="P1">decimal output</text:p>
          </table:table-cell>
        </table:table-row>
        <table:table-row table:style-name="Table6.1">
          <table:table-cell table:style-name="Table6.A5" office:value-type="string">
            <text:p text:style-name="P1">ios::oct</text:p>
          </table:table-cell>
          <table:table-cell table:style-name="Table6.B5" office:value-type="string">
            <text:p text:style-name="P1">octal output</text:p>
          </table:table-cell>
        </table:table-row>
        <table:table-row table:style-name="Table6.1">
          <table:table-cell table:style-name="Table6.A6" office:value-type="string">
            <text:p text:style-name="P1">ios::hex</text:p>
          </table:table-cell>
          <table:table-cell table:style-name="Table6.B6" office:value-type="string">
            <text:p text:style-name="P1">hexadecimal output</text:p>
          </table:table-cell>
        </table:table-row>
        <table:table-row table:style-name="Table6.1">
          <table:table-cell table:style-name="Table6.A7" office:value-type="string">
            <text:p text:style-name="P1">ios::showbase</text:p>
          </table:table-cell>
          <table:table-cell table:style-name="Table6.B7" office:value-type="string">
            <text:p text:style-name="P1">adds 0x to hexadecimal numbers and 0 to octal numbers</text:p>
          </table:table-cell>
        </table:table-row>
        <table:table-row table:style-name="Table6.1">
          <table:table-cell table:style-name="Table6.A8" office:value-type="string">
            <text:p text:style-name="P1">ios::showpoint</text:p>
          </table:table-cell>
          <table:table-cell table:style-name="Table6.B8" office:value-type="string">
            <text:p text:style-name="P1">adds trailing zeros as required by precision</text:p>
          </table:table-cell>
        </table:table-row>
        <table:table-row table:style-name="Table6.1">
          <table:table-cell table:style-name="Table6.A9" office:value-type="string">
            <text:p text:style-name="P1">ios::uppercase</text:p>
          </table:table-cell>
          <table:table-cell table:style-name="Table6.B9" office:value-type="string">
            <text:p text:style-name="P1">hexadecimal and scientific notation numbers shown in uppercase.</text:p>
          </table:table-cell>
        </table:table-row>
        <table:table-row table:style-name="Table6.1">
          <table:table-cell table:style-name="Table6.A10" office:value-type="string">
            <text:p text:style-name="P1">ios::showpos</text:p>
          </table:table-cell>
          <table:table-cell table:style-name="Table6.B10" office:value-type="string">
            <text:p text:style-name="P1">show the + sign for positive numbers</text:p>
          </table:table-cell>
        </table:table-row>
        <table:table-row table:style-name="Table6.1">
          <table:table-cell table:style-name="Table6.A11" office:value-type="string">
            <text:p text:style-name="P1">ios::fixed</text:p>
          </table:table-cell>
          <table:table-cell table:style-name="Table6.B11" office:value-type="string">
            <text:p text:style-name="P1">show floating point numbers in decimal notation</text:p>
          </table:table-cell>
        </table:table-row>
      </table:table>
      <text:p text:style-name="P1"/>
      <text:p text:style-name="Standard"><text:span text:style-name="T4">Example:</text:span><text:span text:style-name="T2"> <text:s/>Formatting</text:span></text:p>
      <text:p text:style-name="P1"/>
      <text:p text:style-name="P7"># include&lt;iostream&gt;</text:p>
      <text:p text:style-name="P7"># include&lt;iomanip&gt;</text:p>
      <text:p text:style-name="P7"># include&lt;cmath&gt;</text:p>
      <text:p text:style-name="P7">using namespace std;</text:p>
      <text:p text:style-name="P7"/>
      <text:p text:style-name="P7">int main( )</text:p>
      <text:p text:style-name="P7">{</text:p>
      <text:p text:style-name="P7"><text:tab/>int n;</text:p>
      <text:p text:style-name="P7"><text:tab/>double d;</text:p>
      <text:p text:style-name="P8"><text:s/></text:p>
      <text:p text:style-name="P7">//<text:tab/>INPUT/OUTPUT MANIPULATORS</text:p>
      <text:p text:style-name="P7">//<text:tab/>decimal, octal and hexadecimal</text:p>
      <text:p text:style-name="P7"/>
      <text:p text:style-name="P7"><text:tab/>n = 23;</text:p>
      <text:p text:style-name="P7"><text:tab/>cout &lt;&lt; oct &lt;&lt; n &lt;&lt; endl;</text:p>
      <text:p text:style-name="P7"><text:tab/>cout &lt;&lt; hex &lt;&lt; n &lt;&lt; endl;</text:p>
      <text:p text:style-name="P7"><text:tab/>cout &lt;&lt; dec &lt;&lt; n &lt;&lt; endl;</text:p>
      <text:p text:style-name="P7"/>
      <text:p text:style-name="P7">//<text:tab/>setw( ) and setfill( ) field width manipulator </text:p>
      <text:p text:style-name="P7"/>
      <text:p text:style-name="P7"><text:tab/>cout &lt;&lt; setfill('+');</text:p>
      <text:p text:style-name="P7"><text:tab/>cout &lt;&lt; setw(4) &lt;&lt; 6 &lt;&lt; endl;</text:p>
      <text:p text:style-name="P7"><text:tab/>cout &lt;&lt; setw(4) &lt;&lt; 20 &lt;&lt; endl;</text:p>
      <text:p text:style-name="P7"><text:tab/>cout &lt;&lt; setw(4) &lt;&lt; 345 &lt;&lt; endl;</text:p>
      <text:p text:style-name="P7"/>
      <text:p text:style-name="P7">//<text:tab/>setprecision( )</text:p>
      <text:p text:style-name="P7"/>
      <text:p text:style-name="P7"><text:tab/>for (int places=1; places&lt;=10; places++)</text:p>
      <text:p text:style-name="P7"><text:tab/><text:tab/>cout &lt;&lt; setprecision(places) &lt;&lt; places &lt;&lt; "\t" &lt;&lt; sqrt(2.0) &lt;&lt; endl;</text:p>
      <text:p text:style-name="P7"><text:soft-page-break/></text:p>
      <text:p text:style-name="P7">//<text:tab/>FORMAT FLAGS</text:p>
      <text:p text:style-name="P7">//<text:tab/>showpoint flag</text:p>
      <text:p text:style-name="P7"/>
      <text:p text:style-name="P7"><text:tab/>cout &lt;&lt; "9.00 prints as: " &lt;&lt; 9.00 &lt;&lt; endl;</text:p>
      <text:p text:style-name="P7"><text:tab/>cout &lt;&lt; "9.70 prints as: " &lt;&lt; 9.70 &lt;&lt; endl;</text:p>
      <text:p text:style-name="P7"><text:tab/>cout &lt;&lt; "9.77 prints as: " &lt;&lt; 9.77 &lt;&lt; endl;</text:p>
      <text:p text:style-name="P7"/>
      <text:p text:style-name="P7"><text:tab/>cout &lt;&lt; setiosflags(ios::showpoint | ios::showpos);</text:p>
      <text:p text:style-name="P7"/>
      <text:p text:style-name="P7"><text:tab/>cout &lt;&lt; "9.00 prints as: " &lt;&lt; 9.00 &lt;&lt; endl;</text:p>
      <text:p text:style-name="P7"><text:tab/>cout &lt;&lt; "9.70 prints as: " &lt;&lt; 9.70 &lt;&lt; endl;</text:p>
      <text:p text:style-name="P7"><text:tab/>cout &lt;&lt; "9.77 prints as: " &lt;&lt; 9.77 &lt;&lt; endl; </text:p>
      <text:p text:style-name="P7"><text:tab/></text:p>
      <text:p text:style-name="P7"><text:tab/>scientific notation</text:p>
      <text:p text:style-name="P7"/>
      <text:p text:style-name="P7"><text:tab/>cout &lt;&lt; setiosflags(ios::scientific) &lt;&lt; 23.0 &lt;&lt; endl;</text:p>
      <text:p text:style-name="P7"/>
      <text:p text:style-name="P7">//<text:tab/>character output</text:p>
      <text:p text:style-name="P7"/>
      <text:p text:style-name="P7"><text:tab/>cout &lt;&lt; setiosflags(ios::left);</text:p>
      <text:p text:style-name="P7"><text:tab/>cout &lt;&lt; setw(30) &lt;&lt; "cat and the hat" <text:s/>&lt;&lt; setw(5) &lt;&lt; 25 &lt;&lt; endl;</text:p>
      <text:p text:style-name="P7"><text:tab/>cout &lt;&lt; setw(30) &lt;&lt; "fred and company" &lt;&lt; setw(5) &lt;&lt; 500 &lt;&lt; endl;</text:p>
      <text:p text:style-name="P7"/>
      <text:p text:style-name="P7">//<text:tab/>line up decimal points</text:p>
      <text:p text:style-name="P7"><text:tab/></text:p>
      <text:p text:style-name="P7"><text:tab/>cout &lt;&lt; setw(25) &lt;&lt; setprecision(20) </text:p>
      <text:p text:style-name="P16"><text:span text:style-name="T12"><text:s text:c="5"/></text:span><text:span text:style-name="T11">&lt;&lt; setiosflags(ios::fixed | ios::right) &lt;&lt; 23.5 &lt;&lt; endl;</text:span></text:p>
      <text:p text:style-name="P7"><text:tab/>cout &lt;&lt; setw(25) &lt;&lt; 455.6677 &lt;&lt; endl;</text:p>
      <text:p text:style-name="P7"/>
      <text:p text:style-name="P7"><text:tab/>return 0;</text:p>
      <text:p text:style-name="P7">}</text:p>
      <text:h text:style-name="Heading_20_2" text:outline-level="2"><text:span text:style-name="T7">File I/O streams</text:span></text:h>
      <text:p text:style-name="P2"/>
      <text:p text:style-name="Standard"><text:span text:style-name="T2">To store and retrieve data on a file in C++ we use the following four items</text:span></text:p>
      <text:list xml:id="list7545187570719776174" text:style-name="WW8Num11">
        <text:list-item>
          <text:p text:style-name="P10"><text:span text:style-name="T2">files</text:span></text:p>
        </text:list-item>
        <text:list-item>
          <text:p text:style-name="P10"><text:span text:style-name="T2">file stream objects </text:span></text:p>
        </text:list-item>
        <text:list-item>
          <text:p text:style-name="P4">file stream methods</text:p>
        </text:list-item>
        <text:list-item>
          <text:p text:style-name="P10"><text:span text:style-name="T2">modes</text:span></text:p>
        </text:list-item>
      </text:list>
      <text:p text:style-name="P11"/>
      <text:p text:style-name="P9">File stream objects</text:p>
      <text:p text:style-name="P11"/>
      <text:p text:style-name="P1">There are three types of file stream objects used in C++. <text:s/>Each object has operators and methods that can be used to facilitate the file input/output process. </text:p>
      <text:p text:style-name="P1"/>
      <text:list xml:id="list9129077172646099941" text:style-name="WW8Num13">
        <text:list-item>
          <text:p text:style-name="P12"><text:span text:style-name="T4">ifstream</text:span><text:span text:style-name="T2"> <text:s/>– input file stream object facilitates reading files</text:span></text:p>
        </text:list-item>
        <text:list-item>
          <text:p text:style-name="P12"><text:span text:style-name="T4">ofstream</text:span><text:span text:style-name="T2"> – output file stream objects facilitates writing to files.</text:span></text:p>
        </text:list-item>
        <text:list-item>
          <text:p text:style-name="P12"><text:span text:style-name="T4">fstream</text:span><text:span text:style-name="T2"> – file stream objects supports both read and write operations on files.</text:span></text:p>
        </text:list-item>
      </text:list>
      <text:p text:style-name="P17"/>
      <text:p text:style-name="P1"><text:soft-page-break/>If you are going to read from a file create a ifstream object. <text:s/>If you are going to write to a file create an ofstream object. <text:s/>If you are going to both read from and write to a file you must create both an ifstream and an ofstream object. <text:s/>An alternative is to create and fstream object which is capable of both input an output but requires an explicit mode assignment. <text:s/></text:p>
      <text:p text:style-name="P1"/>
      <text:p text:style-name="P9">File stream methods</text:p>
      <text:p text:style-name="P9"/>
      <text:p text:style-name="Standard"><text:span text:style-name="T2">Input file stream objects overload the extraction operator &gt;&gt; and output file stream objects overload the insertion operator &lt;&lt;. <text:s/>In addition each file stream method has access to methods for opening a file, determining if a successful connection has been made, closing a file, getting the next data item from an input stream, placing a new data item on the output stream and detecting when the end of a file has been reached. <text:s/></text:span></text:p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5">File stream methods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">open(external file name)</text:p>
          </table:table-cell>
          <table:table-cell table:style-name="Table7.B2" office:value-type="string">
            <text:p text:style-name="P1">Connects a files external name to the files internal object name.</text:p>
          </table:table-cell>
        </table:table-row>
        <table:table-row table:style-name="Table7.1">
          <table:table-cell table:style-name="Table7.A3" office:value-type="string">
            <text:p text:style-name="P1">fail( )</text:p>
          </table:table-cell>
          <table:table-cell table:style-name="Table7.B3" office:value-type="string">
            <text:p text:style-name="P1">Returns a true value of 1 if the open was successful</text:p>
            <text:p text:style-name="P1">and a false value 0 if the open failed.</text:p>
          </table:table-cell>
        </table:table-row>
        <table:table-row table:style-name="Table7.1">
          <table:table-cell table:style-name="Table7.A4" office:value-type="string">
            <text:p text:style-name="P1">close( )<text:tab/></text:p>
          </table:table-cell>
          <table:table-cell table:style-name="Table7.B4" office:value-type="string">
            <text:p text:style-name="P1">Breaks connection between a file’s external name and the file stream object.</text:p>
          </table:table-cell>
        </table:table-row>
        <table:table-row table:style-name="Table7.1">
          <table:table-cell table:style-name="Table7.A5" office:value-type="string">
            <text:p text:style-name="P1">get(character-variable)</text:p>
          </table:table-cell>
          <table:table-cell table:style-name="Table7.B5" office:value-type="string">
            <text:p text:style-name="P1">Extracts the next character from the character stream.</text:p>
          </table:table-cell>
        </table:table-row>
        <table:table-row table:style-name="Table7.1">
          <table:table-cell table:style-name="Table7.A6" office:value-type="string">
            <text:p text:style-name="P1">getline(string-variable, int n , ‘\n’)</text:p>
          </table:table-cell>
          <table:table-cell table:style-name="Table7.B6" office:value-type="string">
            <text:p text:style-name="P1">Extract characters from the input stream until n-1 characters are read or a new line is encountered.<text:tab/></text:p>
          </table:table-cell>
        </table:table-row>
        <table:table-row table:style-name="Table7.1">
          <table:table-cell table:style-name="Table7.A7" office:value-type="string">
            <text:p text:style-name="P1">peek(character-variable)</text:p>
          </table:table-cell>
          <table:table-cell table:style-name="Table7.B7" office:value-type="string">
            <text:p text:style-name="P1">Return the next character in the input stream</text:p>
            <text:p text:style-name="P1">without extracting it from the stream.</text:p>
          </table:table-cell>
        </table:table-row>
        <table:table-row table:style-name="Table7.1">
          <table:table-cell table:style-name="Table7.A8" office:value-type="string">
            <text:p text:style-name="P1">put(character expression)</text:p>
          </table:table-cell>
          <table:table-cell table:style-name="Table7.B8" office:value-type="string">
            <text:p text:style-name="P1">Put a character onto the output stream.</text:p>
          </table:table-cell>
        </table:table-row>
        <table:table-row table:style-name="Table7.1">
          <table:table-cell table:style-name="Table7.A9" office:value-type="string">
            <text:p text:style-name="P1">putback (character expression)<text:tab/></text:p>
          </table:table-cell>
          <table:table-cell table:style-name="Table7.B9" office:value-type="string">
            <text:p text:style-name="P1">Put a character onto the input stream without altering data in the file.</text:p>
          </table:table-cell>
        </table:table-row>
        <table:table-row table:style-name="Table7.1">
          <table:table-cell table:style-name="Table7.A10" office:value-type="string">
            <text:p text:style-name="P1">eof(void)</text:p>
          </table:table-cell>
          <table:table-cell table:style-name="Table7.B10" office:value-type="string">
            <text:p text:style-name="P1">Returns true (integer value of 1) if a read has been attempted past the end-of-file.</text:p>
          </table:table-cell>
        </table:table-row>
        <table:table-row table:style-name="Table7.1">
          <table:table-cell table:style-name="Table7.A11" office:value-type="string">
            <text:p text:style-name="P1">ignore(n)</text:p>
          </table:table-cell>
          <table:table-cell table:style-name="Table7.B11" office:value-type="string">
            <text:p text:style-name="P1">Skip over the next n characters.</text:p>
          </table:table-cell>
        </table:table-row>
      </table:table>
      <text:p text:style-name="P15"/>
      <text:p text:style-name="P9">Modes</text:p>
      <text:p text:style-name="P1"/>
      <text:p text:style-name="P1">The file modes shown below can be used to modify the behavior of an input or output stream. <text:s/>For example we can set the file mode so that the output is appended to the end of a file rather than writing over the current contents of the file. <text:s/>With an fstream object, the mode is used to determine whether the file is to be used for input or output.</text:p>
      <text:p text:style-name="P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5">File modes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">ios::in</text:p>
          </table:table-cell>
          <table:table-cell table:style-name="Table8.B2" office:value-type="string">
            <text:p text:style-name="P1">open in input mode</text:p>
          </table:table-cell>
        </table:table-row>
        <table:table-row table:style-name="Table8.1">
          <table:table-cell table:style-name="Table8.A3" office:value-type="string">
            <text:p text:style-name="P1">ios::out</text:p>
          </table:table-cell>
          <table:table-cell table:style-name="Table8.B3" office:value-type="string">
            <text:p text:style-name="P1">open in output mode</text:p>
          </table:table-cell>
        </table:table-row>
        <table:table-row table:style-name="Table8.1">
          <table:table-cell table:style-name="Table8.A4" office:value-type="string">
            <text:p text:style-name="P1">ios::app</text:p>
          </table:table-cell>
          <table:table-cell table:style-name="Table8.B4" office:value-type="string">
            <text:p text:style-name="P1">open in append mode</text:p>
          </table:table-cell>
        </table:table-row>
        <table:table-row table:style-name="Table8.1">
          <table:table-cell table:style-name="Table8.A5" office:value-type="string">
            <text:p text:style-name="P1">ios:ate</text:p>
          </table:table-cell>
          <table:table-cell table:style-name="Table8.B5" office:value-type="string">
            <text:p text:style-name="P1">go to the end of the file</text:p>
          </table:table-cell>
        </table:table-row>
        <text:soft-page-break/>
        <table:table-row table:style-name="Table8.1">
          <table:table-cell table:style-name="Table8.A6" office:value-type="string">
            <text:p text:style-name="P1">ios::binary</text:p>
          </table:table-cell>
          <table:table-cell table:style-name="Table8.B6" office:value-type="string">
            <text:p text:style-name="P1">open in binary mode</text:p>
          </table:table-cell>
        </table:table-row>
        <table:table-row table:style-name="Table8.1">
          <table:table-cell table:style-name="Table8.A7" office:value-type="string">
            <text:p text:style-name="P1">ios::trunc</text:p>
          </table:table-cell>
          <table:table-cell table:style-name="Table8.B7" office:value-type="string">
            <text:p text:style-name="P1">delete file contents if it exists</text:p>
          </table:table-cell>
        </table:table-row>
        <table:table-row table:style-name="Table8.1">
          <table:table-cell table:style-name="Table8.A8" office:value-type="string">
            <text:p text:style-name="P1">ios::nocreate</text:p>
          </table:table-cell>
          <table:table-cell table:style-name="Table8.B8" office:value-type="string">
            <text:p text:style-name="P1">open fails if file does not exist</text:p>
          </table:table-cell>
        </table:table-row>
        <table:table-row table:style-name="Table8.1">
          <table:table-cell table:style-name="Table8.A9" office:value-type="string">
            <text:p text:style-name="P1">ios::noreplace</text:p>
          </table:table-cell>
          <table:table-cell table:style-name="Table8.B9" office:value-type="string">
            <text:p text:style-name="P1">open for output fails if file exists</text:p>
          </table:table-cell>
        </table:table-row>
      </table:table>
      <text:p text:style-name="P1"/>
      <text:p text:style-name="P9">Using file stream objects, methods and modes</text:p>
      <text:p text:style-name="P1"/>
      <text:p text:style-name="Standard"><text:span text:style-name="T2">In this section we tie together the information presented in the previous sections. <text:s/></text:span><text:span text:style-name="T3">File I/O is a five step process</text:span></text:p>
      <text:list xml:id="list841905725970390061" text:style-name="WW8Num9">
        <text:list-item>
          <text:p text:style-name="P13"><text:span text:style-name="T3">Include the appropriate header file.</text:span></text:p>
        </text:list-item>
        <text:list-item>
          <text:p text:style-name="P13"><text:span text:style-name="T3">Declare the file stream objects.</text:span></text:p>
        </text:list-item>
        <text:list-item>
          <text:p text:style-name="P13"><text:span text:style-name="T3">Use the open method to associate the file stream object with the appropriate input/output sources.</text:span></text:p>
        </text:list-item>
        <text:list-item>
          <text:p text:style-name="P3">Use the file stream variables with &lt;&lt;, &gt;&gt; or other appropriate methods.</text:p>
        </text:list-item>
        <text:list-item>
          <text:p text:style-name="P3">Close the files.</text:p>
        </text:list-item>
      </text:list>
      <text:p text:style-name="P2">When implementing the above steps it is helpful to note that </text:p>
      <text:p text:style-name="P2"/>
      <text:p text:style-name="P18">A file has two names.</text:p>
      <text:p text:style-name="P19">Every input and output file used by a program has two names. <text:s/>The external file name is the real name of the file, but it is only used once when using the open method to connect the file to a stream. <text:s/>Afterwards, the file is referred to using its stream name.</text:p>
      <text:p text:style-name="P11"/>
      <text:p text:style-name="Standard"><text:span text:style-name="T5">Example: <text:s/></text:span><text:span text:style-name="T3">Reading ordered pairs from an external data file.</text:span></text:p>
      <text:p text:style-name="P2"/>
      <text:p text:style-name="P7"># include&lt;iostream&gt;</text:p>
      <text:p text:style-name="P7"># include&lt;iomanip&gt;</text:p>
      <text:p text:style-name="P7"># include&lt;ifstream&gt;</text:p>
      <text:p text:style-name="P7">using namespace std;</text:p>
      <text:p text:style-name="P7"/>
      <text:p text:style-name="P7">int main( )</text:p>
      <text:p text:style-name="P7">{</text:p>
      <text:p text:style-name="P7"><text:tab/>// variable and object declarations</text:p>
      <text:p text:style-name="P7"/>
      <text:p text:style-name="P7"><text:tab/>int count;</text:p>
      <text:p text:style-name="P7"><text:tab/>double x,y;</text:p>
      <text:p text:style-name="P7"><text:tab/>ifstream fin;</text:p>
      <text:p text:style-name="P7"/>
      <text:p text:style-name="P7"><text:tab/>//<text:tab/>open data file (exit program if unsuccessful)</text:p>
      <text:p text:style-name="P7"/>
      <text:p text:style-name="P7"><text:tab/>fin.open("xydata.txt");</text:p>
      <text:p text:style-name="P7"><text:tab/>if (fin.fail( ))</text:p>
      <text:p text:style-name="P7"><text:tab/>{</text:p>
      <text:p text:style-name="P7"><text:tab/><text:tab/>cout &lt;&lt; "Unable to open the data file." &lt;&lt; endl;</text:p>
      <text:p text:style-name="P7"><text:tab/><text:tab/>exit(1);</text:p>
      <text:p text:style-name="P7"><text:tab/>}</text:p>
      <text:p text:style-name="P7"/>
      <text:p text:style-name="P7"><text:tab/>//<text:tab/>read ordered pair from data file and print to the screen</text:p>
      <text:p text:style-name="P7"/>
      <text:p text:style-name="P7"><text:tab/>count = 0;</text:p>
      <text:p text:style-name="P7"><text:tab/>while (!fin.eof( ))</text:p>
      <text:p text:style-name="P7"><text:tab/>{</text:p>
      <text:p text:style-name="P7"><text:soft-page-break/><text:tab/><text:tab/>fin &gt;&gt; x &gt;&gt; y;</text:p>
      <text:p text:style-name="P7"><text:tab/><text:tab/>cout &lt;&lt; setw(5) &lt;&lt; x &lt;&lt; setw(5) &lt;&lt; y &lt;&lt; endl;</text:p>
      <text:p text:style-name="P7"><text:tab/><text:tab/>count++;</text:p>
      <text:p text:style-name="P7"><text:tab/>}</text:p>
      <text:p text:style-name="P7"/>
      <text:p text:style-name="P7"><text:tab/>//<text:tab/>close the data file</text:p>
      <text:p text:style-name="P7"/>
      <text:p text:style-name="P7"><text:tab/>fin.close( );</text:p>
      <text:p text:style-name="P7"/>
      <text:p text:style-name="P7"><text:tab/>return 0;</text:p>
      <text:p text:style-name="P7">}</text:p>
      <text:p text:style-name="P6"/>
      <text:p text:style-name="Standard"><text:span text:style-name="T5">Example: </text:span><text:span text:style-name="T3">Writing to a file.</text:span></text:p>
      <text:p text:style-name="Standard"><text:span text:style-name="T3">Note to append to the file rather than write over the file simply change <text:s/>the line </text:span><text:span text:style-name="T11">fout.open("xydata.txt"); to fout.open("xydata.txt", ios::app);</text:span></text:p>
      <text:p text:style-name="P2"/>
      <text:p text:style-name="P7"># include&lt;iostream&gt;</text:p>
      <text:p text:style-name="P7"># include&lt;fstream&gt;</text:p>
      <text:p text:style-name="P7"># include&lt;iomanip&gt;</text:p>
      <text:p text:style-name="P7">using namespace std;</text:p>
      <text:p text:style-name="P7"/>
      <text:p text:style-name="P7">int main( )</text:p>
      <text:p text:style-name="P7">{</text:p>
      <text:p text:style-name="P7"><text:tab/>//<text:tab/>object declaration</text:p>
      <text:p text:style-name="P7"/>
      <text:p text:style-name="P7"><text:tab/>ofstream fout;</text:p>
      <text:p text:style-name="P7"><text:tab/></text:p>
      <text:p text:style-name="P7"><text:tab/>//<text:tab/>open data file (exit program if unsuccessful</text:p>
      <text:p text:style-name="P7"/>
      <text:p text:style-name="P7"><text:tab/>fout.open("xydata.txt");</text:p>
      <text:p text:style-name="P7"/>
      <text:p text:style-name="P7"><text:tab/>if (fout.fail( )) {<text:tab/><text:tab/></text:p>
      <text:p text:style-name="P7"><text:tab/><text:tab/>cout &lt;&lt; "Unable to open the file." &lt;&lt; endl;</text:p>
      <text:p text:style-name="P7"><text:tab/><text:tab/>exit(1); </text:p>
      <text:p text:style-name="P7"><text:tab/>}</text:p>
      <text:p text:style-name="P7"/>
      <text:p text:style-name="P7"><text:tab/>//<text:tab/>set the output file stream formats</text:p>
      <text:p text:style-name="P8"><text:s text:c="4"/></text:p>
      <text:p text:style-name="P7"><text:tab/>fout &lt;&lt; setiosflags(ios::fixed)</text:p>
      <text:p text:style-name="P7"><text:tab/><text:tab/>&lt;&lt; setiosflags(ios::left)</text:p>
      <text:p text:style-name="P7"><text:tab/><text:tab/> &lt;&lt; setiosflags(ios::showpoint)</text:p>
      <text:p text:style-name="P7"><text:tab/><text:tab/> &lt;&lt; setprecision(2);</text:p>
      <text:p text:style-name="P7"/>
      <text:p text:style-name="P7"><text:tab/>// <text:s text:c="2"/>send data to file</text:p>
      <text:p text:style-name="P7"/>
      <text:p text:style-name="P7"><text:tab/>fout &lt;&lt; setw(15) &lt;&lt; "Batteries" &lt;&lt; setw(10) &lt;&lt; 39.95 &lt;&lt; endl</text:p>
      <text:p text:style-name="P7"><text:tab/><text:tab/> &lt;&lt; setw(15) &lt;&lt; "Bulbs" <text:s text:c="4"/>&lt;&lt; setw(10) &lt;&lt; 3.22 <text:s/>&lt;&lt; endl</text:p>
      <text:p text:style-name="P7"><text:tab/><text:tab/> &lt;&lt; setw(15) &lt;&lt; "Fuses" <text:s text:c="4"/>&lt;&lt; setw(10) &lt;&lt; 1.00 <text:s/>&lt;&lt; endl;</text:p>
      <text:p text:style-name="P7"/>
      <text:p text:style-name="P7"><text:tab/>//<text:tab/>close the data file</text:p>
      <text:p text:style-name="P8"><text:s/></text:p>
      <text:p text:style-name="P7"><text:tab/>fout.close( );</text:p>
      <text:p text:style-name="P7"/>
      <text:p text:style-name="P7"><text:tab/>return 0;</text:p>
      <text:p text:style-name="P7">}</text:p>
      <text:p text:style-name="P1"><text:soft-page-break/></text:p>
      <text:p text:style-name="Standard"><text:span text:style-name="T4">Example:</text:span><text:span text:style-name="T2"> <text:s/>File streams as arguments</text:span></text:p>
      <text:p text:style-name="P1"/>
      <text:p text:style-name="P7"># include&lt;iostream&gt;</text:p>
      <text:p text:style-name="P7"># include&lt;iomanip&gt;</text:p>
      <text:p text:style-name="P7"># include&lt;fstream&gt;</text:p>
      <text:p text:style-name="P7">using namespace std;</text:p>
      <text:p text:style-name="P7"><text:tab/></text:p>
      <text:p text:style-name="P7">void writeFile (ofstream &amp;);</text:p>
      <text:p text:style-name="P7"/>
      <text:p text:style-name="P7">int main( )</text:p>
      <text:p text:style-name="P7">{</text:p>
      <text:p text:style-name="P7"><text:tab/>ofstream outfile;</text:p>
      <text:p text:style-name="P7"/>
      <text:p text:style-name="P7"><text:tab/>writeFile(outfile);</text:p>
      <text:p text:style-name="P7"><text:tab/>return 0;</text:p>
      <text:p text:style-name="P7">}</text:p>
      <text:p text:style-name="P7"/>
      <text:p text:style-name="P7">void writeFile (ofstream &amp;fout)</text:p>
      <text:p text:style-name="P7">{</text:p>
      <text:p text:style-name="P7"><text:tab/>int i;</text:p>
      <text:p text:style-name="P7"><text:tab/>char name[20];</text:p>
      <text:p text:style-name="P7"><text:tab/>cout &lt;&lt; "Enter a filename. \n";</text:p>
      <text:p text:style-name="P7"><text:tab/>cin &gt;&gt; name;</text:p>
      <text:p text:style-name="P7"><text:tab/>fout.open (name);</text:p>
      <text:p text:style-name="P7"/>
      <text:p text:style-name="P7"><text:tab/>for (i=1; i&lt;=100; i++)</text:p>
      <text:p text:style-name="P7"><text:tab/>{</text:p>
      <text:p text:style-name="P7"><text:tab/><text:tab/>fout &lt;&lt; setw(10) &lt;&lt; i &lt;&lt; setw(10) &lt;&lt; i*i &lt;&lt; endl;</text:p>
      <text:p text:style-name="P7"><text:tab/>}</text:p>
      <text:p text:style-name="P7"/>
      <text:p text:style-name="P7"><text:tab/>return;</text:p>
      <text:p text:style-name="P7">}</text:p>
      <text:p text:style-name="P1"/>
      <text:p text:style-name="Standard"><text:span text:style-name="T5">Example: </text:span><text:span text:style-name="T3">Send message to the printer.</text:span></text:p>
      <text:p text:style-name="P2"/>
      <text:p text:style-name="Standard"><text:span text:style-name="T11"># include&lt;iostream&gt;</text:span></text:p>
      <text:p text:style-name="P7">using namespace std;</text:p>
      <text:p text:style-name="P7"/>
      <text:p text:style-name="Standard"><text:span text:style-name="T11">int main( )</text:span></text:p>
      <text:p text:style-name="P7">{</text:p>
      <text:p text:style-name="Standard"><text:span text:style-name="T11"><text:tab/>ofstream outfile;</text:span></text:p>
      <text:p text:style-name="Standard"><text:span text:style-name="T11"><text:tab/>outfile.open(“prn”);<text:tab/><text:tab/><text:tab/></text:span></text:p>
      <text:p text:style-name="Standard"><text:span text:style-name="T11"><text:tab/>outfile &lt;&lt; “hello world \n”;</text:span></text:p>
      <text:p text:style-name="Standard"><text:span text:style-name="T11"><text:tab/>return 0;<text:tab/>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TML_20_Preformatted" style:display-name="HTML Preformatted" style:family="paragraph" style:parent-style-name="Standard">
      <style:paragraph-properties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6z0" style:family="text"/>
    <style:style style:name="WW8Num6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3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bb1" style:family="text" style:parent-style-name="Default_20_Paragraph_20_Font"/>
    <style:style style:name="Heading_20_3_20_Char_20_Char_20_Char_20_Char_20_Char" style:display-name="Heading 3 Char Char Char Char Char" style:family="text" style:parent-style-name="Default_20_Paragraph_20_Font">
      <style:text-properties style:font-name="Arial" fo:font-family="Arial" style:font-family-generic="swiss" style:font-pitch="variable" fo:font-size="13pt" fo:language="en" fo:country="US" fo:font-weight="bold" style:font-size-asian="13pt" style:font-weight-asian="bold" style:font-name-complex="Arial" style:font-family-complex="Arial" style:font-family-generic-complex="swiss" style:font-pitch-complex="variable" style:font-size-complex="13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2z0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2z0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2z0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2z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2z0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2z0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2z0" style:num-suffix=".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2z0" style:num-suffix=".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5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5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5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5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5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5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6z1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6z1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6z1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6z1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6z1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6z1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6z1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7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7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7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7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7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7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12z1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12z1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12z1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12z1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text:style-name="WW8Num12z1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12z1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12z1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put/Output</dc:title>
    <meta:initial-creator>JOE MANTHEY</meta:initial-creator>
    <meta:creation-date>1999-08-06T04:40:00</meta:creation-date>
    <dc:date>2016-12-26T17:37:36.228702184</dc:date>
    <meta:editing-cycles>13</meta:editing-cycles>
    <meta:editing-duration>P3DT13H23M31S</meta:editing-duration>
    <meta:generator>LibreOffice/4.3.3.2$Linux_ARM_EABI LibreOffice_project/430m0$Build-2</meta:generator>
    <meta:document-statistic meta:table-count="8" meta:image-count="0" meta:object-count="0" meta:page-count="10" meta:paragraph-count="380" meta:word-count="2372" meta:character-count="14109" meta:non-whitespace-character-count="11529"/>
  </office:meta>
</office:document-meta>
</file>